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8.32cm" svg:height="7.43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93cm" svg:height="3.504cm" svg:x="1.463cm" svg:y="1.4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46cm" svg:height="0.794cm" svg:x="4.204cm" svg:y="1.7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46cm" svg:height="0.794cm" svg:x="4.204cm" svg:y="2.49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46cm" svg:height="0.823cm" svg:x="4.204cm" svg:y="3.763cm">
          <text:p text:style-name="P1">'a'</text:p>
          <draw:enhanced-geometry svg:viewBox="0 0 21600 21600" draw:type="rectangle" draw:enhanced-path="M 0 0 L 21600 0 21600 21600 0 21600 0 0 Z N"/>
        </draw:custom-shape>
        <draw:frame draw:style-name="gr3" draw:layer="layout" svg:width="2.369cm" svg:height="1.017cm" svg:x="1.588cm" svg:y="3.645cm">
          <draw:text-box>
            <text:p>d_type</text:p>
          </draw:text-box>
        </draw:frame>
        <draw:frame draw:style-name="gr3" draw:layer="layout" svg:width="2.589cm" svg:height="1.783cm" svg:x="1.588cm" svg:y="1.587cm">
          <draw:text-box>
            <text:p>next1()</text:p>
            <text:p>next2()</text:p>
          </draw:text-box>
        </draw:frame>
        <draw:custom-shape draw:style-name="gr1" draw:text-style-name="P1" draw:layer="layout" svg:width="5.093cm" svg:height="3.504cm" svg:x="7.491cm" svg:y="1.4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46cm" svg:height="0.794cm" svg:x="10.232cm" svg:y="1.7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46cm" svg:height="0.794cm" svg:x="10.232cm" svg:y="2.49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46cm" svg:height="0.823cm" svg:x="10.232cm" svg:y="3.763cm">
          <text:p text:style-name="P1">'b'</text:p>
          <draw:enhanced-geometry svg:viewBox="0 0 21600 21600" draw:type="rectangle" draw:enhanced-path="M 0 0 L 21600 0 21600 21600 0 21600 0 0 Z N"/>
        </draw:custom-shape>
        <draw:frame draw:style-name="gr3" draw:layer="layout" svg:width="2.369cm" svg:height="1.017cm" svg:x="7.616cm" svg:y="3.645cm">
          <draw:text-box>
            <text:p>d_type</text:p>
          </draw:text-box>
        </draw:frame>
        <draw:frame draw:style-name="gr3" draw:layer="layout" svg:width="2.589cm" svg:height="1.783cm" svg:x="7.616cm" svg:y="1.587cm">
          <draw:text-box>
            <text:p>next1()</text:p>
            <text:p>next2()</text:p>
          </draw:text-box>
        </draw:frame>
        <draw:custom-shape draw:style-name="gr1" draw:text-style-name="P1" draw:layer="layout" svg:width="5.093cm" svg:height="3.504cm" svg:x="13.899cm" svg:y="1.5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46cm" svg:height="0.794cm" svg:x="16.64cm" svg:y="1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46cm" svg:height="0.794cm" svg:x="16.64cm" svg:y="2.58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46cm" svg:height="0.823cm" svg:x="16.64cm" svg:y="3.851cm">
          <text:p text:style-name="P1">FINAL</text:p>
          <draw:enhanced-geometry svg:viewBox="0 0 21600 21600" draw:type="rectangle" draw:enhanced-path="M 0 0 L 21600 0 21600 21600 0 21600 0 0 Z N"/>
        </draw:custom-shape>
        <draw:frame draw:style-name="gr3" draw:layer="layout" svg:width="2.369cm" svg:height="1.017cm" svg:x="14.024cm" svg:y="3.733cm">
          <draw:text-box>
            <text:p>d_type</text:p>
          </draw:text-box>
        </draw:frame>
        <draw:frame draw:style-name="gr3" draw:layer="layout" svg:width="2.589cm" svg:height="1.783cm" svg:x="14.024cm" svg:y="1.675cm">
          <draw:text-box>
            <text:p>next1()</text:p>
            <text:p>next2()</text:p>
          </draw:text-box>
        </draw:frame>
        <draw:line draw:style-name="gr4" draw:text-style-name="P1" draw:layer="layout" svg:x1="6.056cm" svg:y1="1.97cm" svg:x2="7.585cm" svg:y2="1.441cm">
          <text:p/>
        </draw:line>
        <draw:line draw:style-name="gr4" draw:text-style-name="P1" draw:layer="layout" svg:x1="12.112cm" svg:y1="2.058cm" svg:x2="13.935cm" svg:y2="1.529cm">
          <text:p/>
        </draw:line>
        <draw:frame draw:style-name="gr3" draw:text-style-name="P1" draw:layer="layout" svg:width="13.934cm" svg:height="1.783cm" svg:x="3.193cm" svg:y="5.439cm">
          <draw:text-box>
            <text:p text:style-name="P1">State objects are (not necessarily consecutively) </text:p>
            <text:p text:style-name="P1">stored in the d_state vector. 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03T22:31:45</meta:creation-date>
    <meta:editing-duration>PT00H18M45S</meta:editing-duration>
    <meta:editing-cycles>6</meta:editing-cycles>
    <dc:date>2010-12-24T10:12:31</dc:date>
    <meta:generator>OpenOffice.org/3.2$Linux OpenOffice.org_project/320m19$Build-9505</meta:generator>
    <meta:document-statistic meta:object-count="45"/>
  </office:meta>
</office:document-meta>
</file>